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manifest.rdf" manifest:media-type="application/rdf+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" svg:font-family="courie"/>
    <style:font-face style:name="Times New Roman" svg:font-family="'Times New Roman'" style:font-family-generic="roman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" svg:font-family="courier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6.6931in" table:align="margins" style:writing-mode="page"/>
    </style:style>
    <style:style style:name="Tableau1.A" style:family="table-column">
      <style:table-column-properties style:column-width="6.6931in" style:rel-column-width="65535*"/>
    </style:style>
    <style:style style:name="Tableau1.A1" style:family="table-cell">
      <style:table-cell-properties fo:padding="0.0382in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046cbe" officeooo:paragraph-rsid="00046cbe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text-underline-style="none" officeooo:rsid="00046cbe" officeooo:paragraph-rsid="00046cbe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06d8a7" officeooo:paragraph-rsid="001367f2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0bcaba" officeooo:paragraph-rsid="000bcaba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0bcaba" officeooo:paragraph-rsid="000da013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0bcaba" officeooo:paragraph-rsid="000f938c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0f938c" officeooo:paragraph-rsid="000f938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0f938c" officeooo:paragraph-rsid="0010158c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10158c" officeooo:paragraph-rsid="0010158c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10158c" officeooo:paragraph-rsid="0018cdc9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c549a" officeooo:paragraph-rsid="003c549a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3e2fe0" officeooo:paragraph-rsid="003e2fe0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41a063" officeooo:paragraph-rsid="0041a063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41a063" officeooo:paragraph-rsid="00428a92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4e4377" officeooo:paragraph-rsid="0007c202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4e4377" officeooo:paragraph-rsid="004e4377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4fdcaf" officeooo:paragraph-rsid="004fdcaf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18cdc9" officeooo:paragraph-rsid="00532f5c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text-underline-style="none" fo:font-weight="bold" officeooo:rsid="00060e4e" officeooo:paragraph-rsid="0010158c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text-underline-style="none" fo:font-weight="bold" officeooo:rsid="00060e4e" officeooo:paragraph-rsid="00060e4e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text-underline-style="none" fo:font-weight="bold" officeooo:rsid="00060e4e" officeooo:paragraph-rsid="0041fb67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text-underline-style="none" fo:font-weight="bold" officeooo:rsid="00060e4e" officeooo:paragraph-rsid="00532f5c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bold" officeooo:rsid="0007c202" officeooo:paragraph-rsid="0007c2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use-window-font-color="true" fo:font-style="normal" style:text-underline-style="solid" style:text-underline-width="auto" style:text-underline-color="font-color" fo:font-weight="normal" officeooo:rsid="0010158c" officeooo:paragraph-rsid="003c549a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fo:font-style="normal" style:text-underline-style="solid" style:text-underline-width="auto" style:text-underline-color="font-color" fo:font-weight="normal" officeooo:rsid="0010158c" officeooo:paragraph-rsid="003e2fe0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60e4e" officeooo:paragraph-rsid="00060e4e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7c202" officeooo:paragraph-rsid="0007c202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weight="bold" officeooo:rsid="00060e4e" officeooo:paragraph-rsid="00060e4e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text-underline-style="none" fo:font-weight="normal" officeooo:rsid="000bcaba" officeooo:paragraph-rsid="000bcaba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text-underline-style="none" fo:font-weight="normal" officeooo:rsid="000bcaba" officeooo:paragraph-rsid="000da013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text-underline-style="none" fo:font-weight="normal" officeooo:rsid="000f938c" officeooo:paragraph-rsid="000f938c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text-underline-style="none" fo:font-weight="normal" officeooo:rsid="001367f2" officeooo:paragraph-rsid="001367f2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154d45" officeooo:paragraph-rsid="00154d45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154d45" officeooo:paragraph-rsid="003025bc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18cdc9" officeooo:paragraph-rsid="0018cdc9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18cdc9" officeooo:paragraph-rsid="003c549a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0f938c" officeooo:paragraph-rsid="0018cdc9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0f938c" officeooo:paragraph-rsid="00532f5c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officeooo:paragraph-rsid="00046cbe"/>
    </style:style>
    <style:style style:name="P41" style:family="paragraph" style:parent-style-name="Standard">
      <style:paragraph-properties fo:text-align="justify" style:justify-single-word="false"/>
      <style:text-properties officeooo:paragraph-rsid="0006d8a7"/>
    </style:style>
    <style:style style:name="P42" style:family="paragraph" style:parent-style-name="Standard">
      <style:paragraph-properties fo:text-align="justify" style:justify-single-word="false"/>
      <style:text-properties officeooo:paragraph-rsid="00060e4e"/>
    </style:style>
    <style:style style:name="P43" style:family="paragraph" style:parent-style-name="Standard">
      <style:paragraph-properties fo:text-align="justify" style:justify-single-word="false"/>
      <style:text-properties officeooo:paragraph-rsid="002434d1"/>
    </style:style>
    <style:style style:name="P44" style:family="paragraph" style:parent-style-name="Standard">
      <style:paragraph-properties fo:text-align="justify" style:justify-single-word="false"/>
      <style:text-properties fo:font-style="italic" fo:font-weight="normal" officeooo:rsid="001aaccc" officeooo:paragraph-rsid="001aaccc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tyle="italic" fo:font-weight="normal" officeooo:rsid="001aaccc" officeooo:paragraph-rsid="00060e4e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Times New Roman" fo:font-style="normal" style:text-underline-style="none" fo:font-weight="normal" officeooo:rsid="005882ba" officeooo:paragraph-rsid="005882ba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text-underline-style="none" officeooo:rsid="00046cbe" officeooo:paragraph-rsid="00046cbe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text-underline-style="none" fo:font-weight="normal" officeooo:rsid="005882ba" officeooo:paragraph-rsid="005882ba" style:font-weight-asian="normal" style:font-weight-complex="normal"/>
    </style:style>
    <style:style style:name="P4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text-underline-style="solid" style:text-underline-width="auto" style:text-underline-color="font-color" officeooo:rsid="00046cbe"/>
    </style:style>
    <style:style style:name="T3" style:family="text">
      <style:text-properties style:use-window-font-color="true" style:text-underline-style="solid" style:text-underline-width="auto" style:text-underline-color="font-color" fo:font-weight="bold" officeooo:rsid="0006d8a7" style:font-weight-asian="bold" style:font-weight-complex="bold"/>
    </style:style>
    <style:style style:name="T4" style:family="text">
      <style:text-properties style:use-window-font-color="true" style:text-underline-style="solid" style:text-underline-width="auto" style:text-underline-color="font-color" fo:font-weight="bold" officeooo:rsid="00060e4e" style:font-weight-asian="bold" style:font-weight-complex="bold"/>
    </style:style>
    <style:style style:name="T5" style:family="text">
      <style:text-properties style:use-window-font-color="true" style:text-underline-style="none"/>
    </style:style>
    <style:style style:name="T6" style:family="text">
      <style:text-properties style:use-window-font-color="true" style:text-underline-style="none" officeooo:rsid="00046cbe"/>
    </style:style>
    <style:style style:name="T7" style:family="text">
      <style:text-properties style:use-window-font-color="true" style:text-underline-style="none" fo:font-weight="normal" officeooo:rsid="002434d1" style:font-weight-asian="normal" style:font-weight-complex="normal"/>
    </style:style>
    <style:style style:name="T8" style:family="text">
      <style:text-properties style:use-window-font-color="true" style:text-underline-style="none" fo:font-weight="normal" officeooo:rsid="002471d1" style:font-weight-asian="normal" style:font-weight-complex="normal"/>
    </style:style>
    <style:style style:name="T9" style:family="text">
      <style:text-properties style:use-window-font-color="true" style:text-underline-style="none" fo:font-weight="normal" officeooo:rsid="003a5d78" style:font-weight-asian="normal" style:font-weight-complex="normal"/>
    </style:style>
    <style:style style:name="T10" style:family="text">
      <style:text-properties style:use-window-font-color="true" style:text-underline-style="none" fo:font-weight="normal" officeooo:rsid="005d180d" style:font-weight-asian="normal" style:font-weight-complex="normal"/>
    </style:style>
    <style:style style:name="T11" style:family="text">
      <style:text-properties style:use-window-font-color="true" style:text-underline-style="none" fo:font-weight="bold" officeooo:rsid="0006d8a7" style:font-weight-asian="bold" style:font-weight-complex="bold"/>
    </style:style>
    <style:style style:name="T12" style:family="text">
      <style:text-properties style:use-window-font-color="true" style:text-underline-style="none" fo:font-weight="bold" officeooo:rsid="00060e4e" style:font-weight-asian="bold" style:font-weight-complex="bold"/>
    </style:style>
    <style:style style:name="T13" style:family="text">
      <style:text-properties style:use-window-font-color="true" style:text-underline-style="none" officeooo:rsid="0010158c"/>
    </style:style>
    <style:style style:name="T14" style:family="text">
      <style:text-properties style:use-window-font-color="true" style:text-underline-style="none" officeooo:rsid="0018cdc9"/>
    </style:style>
    <style:style style:name="T15" style:family="text">
      <style:text-properties style:use-window-font-color="true" style:text-underline-style="none" officeooo:rsid="002580c6"/>
    </style:style>
    <style:style style:name="T16" style:family="text">
      <style:text-properties style:use-window-font-color="true" style:text-underline-style="none" officeooo:rsid="001b87d8"/>
    </style:style>
    <style:style style:name="T17" style:family="text">
      <style:text-properties style:use-window-font-color="true" style:text-underline-style="none" officeooo:rsid="003025bc"/>
    </style:style>
    <style:style style:name="T18" style:family="text">
      <style:text-properties style:use-window-font-color="true" style:text-underline-style="none" officeooo:rsid="0034644f"/>
    </style:style>
    <style:style style:name="T19" style:family="text">
      <style:text-properties style:use-window-font-color="true" officeooo:rsid="000da013"/>
    </style:style>
    <style:style style:name="T20" style:family="text">
      <style:text-properties style:use-window-font-color="true" officeooo:rsid="000ec118"/>
    </style:style>
    <style:style style:name="T21" style:family="text">
      <style:text-properties style:use-window-font-color="true" officeooo:rsid="0010bbcd"/>
    </style:style>
    <style:style style:name="T22" style:family="text">
      <style:text-properties style:use-window-font-color="true" officeooo:rsid="0006d8a7"/>
    </style:style>
    <style:style style:name="T23" style:family="text">
      <style:text-properties style:use-window-font-color="true" style:font-name="Courier"/>
    </style:style>
    <style:style style:name="T24" style:family="text">
      <style:text-properties style:use-window-font-color="true" style:font-name="Courier" officeooo:rsid="0010bbcd"/>
    </style:style>
    <style:style style:name="T25" style:family="text">
      <style:text-properties style:use-window-font-color="true" style:font-name="Courier" fo:font-style="normal" style:font-style-asian="normal" style:font-style-complex="normal"/>
    </style:style>
    <style:style style:name="T26" style:family="text">
      <style:text-properties style:use-window-font-color="true" style:font-name="Courier" style:text-underline-style="none" officeooo:rsid="0010158c"/>
    </style:style>
    <style:style style:name="T27" style:family="text">
      <style:text-properties style:use-window-font-color="true" officeooo:rsid="00221790"/>
    </style:style>
    <style:style style:name="T28" style:family="text">
      <style:text-properties style:use-window-font-color="true" fo:font-style="normal" style:text-underline-style="solid" style:text-underline-width="auto" style:text-underline-color="font-color" officeooo:rsid="0010158c" style:font-style-asian="normal" style:font-style-complex="normal"/>
    </style:style>
    <style:style style:name="T29" style:family="text">
      <style:text-properties style:use-window-font-color="true" fo:font-style="normal" style:text-underline-style="none" officeooo:rsid="0010158c" style:font-style-asian="normal" style:font-style-complex="normal"/>
    </style:style>
    <style:style style:name="T30" style:family="text">
      <style:text-properties style:use-window-font-color="true" style:font-name="Times New Roman" fo:font-style="normal" style:text-underline-style="none" officeooo:rsid="0010158c" style:font-style-asian="normal" style:font-style-complex="normal"/>
    </style:style>
    <style:style style:name="T31" style:family="text">
      <style:text-properties style:use-window-font-color="true" style:font-name="Times New Roman" fo:font-style="normal" style:text-underline-style="solid" style:text-underline-width="auto" style:text-underline-color="font-color" officeooo:rsid="0038ff1a" style:font-style-asian="normal" style:font-style-complex="normal"/>
    </style:style>
    <style:style style:name="T32" style:family="text">
      <style:text-properties style:use-window-font-color="true" style:font-name="Times New Roman" fo:font-style="normal" style:text-underline-style="solid" style:text-underline-width="auto" style:text-underline-color="font-color" officeooo:rsid="00532f5c" style:font-style-asian="normal" style:font-style-complex="normal"/>
    </style:style>
    <style:style style:name="T33" style:family="text">
      <style:text-properties officeooo:rsid="00051f13"/>
    </style:style>
    <style:style style:name="T34" style:family="text">
      <style:text-properties officeooo:rsid="001713fd"/>
    </style:style>
    <style:style style:name="T35" style:family="text">
      <style:text-properties style:font-name="Courier"/>
    </style:style>
    <style:style style:name="T36" style:family="text">
      <style:text-properties style:font-name="Courier" fo:font-style="normal" fo:font-weight="normal" officeooo:rsid="001aaccc" style:font-style-asian="normal" style:font-weight-asian="normal" style:font-style-complex="normal" style:font-weight-complex="normal"/>
    </style:style>
    <style:style style:name="T37" style:family="text">
      <style:text-properties style:font-name="Courier" fo:font-style="normal" fo:font-weight="normal" officeooo:rsid="0041fb67" style:font-style-asian="normal" style:font-weight-asian="normal" style:font-style-complex="normal" style:font-weight-complex="normal"/>
    </style:style>
    <style:style style:name="T38" style:family="text">
      <style:text-properties style:font-name="Courier" fo:font-style="normal" style:font-style-asian="normal" style:font-style-complex="normal"/>
    </style:style>
    <style:style style:name="T39" style:family="text">
      <style:text-properties style:font-name="Courier" officeooo:rsid="003f1aef"/>
    </style:style>
    <style:style style:name="T40" style:family="text">
      <style:text-properties style:font-name="Courier" officeooo:rsid="0051a20a"/>
    </style:style>
    <style:style style:name="T41" style:family="text">
      <style:text-properties officeooo:rsid="002de969"/>
    </style:style>
    <style:style style:name="T42" style:family="text">
      <style:text-properties style:font-name="Times New Roman" fo:font-style="normal" style:font-style-asian="normal" style:font-style-complex="normal"/>
    </style:style>
    <style:style style:name="T43" style:family="text">
      <style:text-properties style:font-name="Times New Roman" fo:font-style="normal" officeooo:rsid="0010158c" style:font-style-asian="normal" style:font-style-complex="normal"/>
    </style:style>
    <style:style style:name="T44" style:family="text">
      <style:text-properties style:font-name="Times New Roman" fo:font-style="normal" officeooo:rsid="005b05ce" style:font-style-asian="normal" style:font-style-complex="normal"/>
    </style:style>
    <style:style style:name="T45" style:family="text">
      <style:text-properties style:font-name="Times New Roman" fo:font-style="normal" officeooo:rsid="005bee71" style:font-style-asian="normal" style:font-style-complex="normal"/>
    </style:style>
    <style:style style:name="T46" style:family="text">
      <style:text-properties style:font-name="Times New Roman" fo:font-style="normal" style:text-underline-style="solid" style:text-underline-width="auto" style:text-underline-color="font-color" officeooo:rsid="0038ff1a" style:font-style-asian="normal" style:font-style-complex="normal"/>
    </style:style>
    <style:style style:name="T47" style:family="text">
      <style:text-properties style:font-name="Times New Roman" fo:font-style="normal" style:text-underline-style="solid" style:text-underline-width="auto" style:text-underline-color="font-color" officeooo:rsid="0010158c" style:font-style-asian="normal" style:font-style-complex="normal"/>
    </style:style>
    <style:style style:name="T48" style:family="text">
      <style:text-properties style:font-name="Times New Roman" fo:font-style="normal" style:text-underline-style="solid" style:text-underline-width="auto" style:text-underline-color="font-color" officeooo:rsid="00532f5c" style:font-style-asian="normal" style:font-style-complex="normal"/>
    </style:style>
    <style:style style:name="T49" style:family="text">
      <style:text-properties style:font-name="Times New Roman" fo:font-style="normal" style:text-underline-style="solid" style:text-underline-width="auto" style:text-underline-color="font-color" fo:font-weight="normal" officeooo:rsid="0038ff1a" style:font-style-asian="normal" style:font-weight-asian="normal" style:font-style-complex="normal" style:font-weight-complex="normal"/>
    </style:style>
    <style:style style:name="T50" style:family="text">
      <style:text-properties style:font-name="Times New Roman" fo:font-style="normal" style:text-underline-style="solid" style:text-underline-width="auto" style:text-underline-color="font-color" fo:font-weight="normal" officeooo:rsid="00532f5c" style:font-style-asian="normal" style:font-weight-asian="normal" style:font-style-complex="normal" style:font-weight-complex="normal"/>
    </style:style>
    <style:style style:name="T51" style:family="text">
      <style:text-properties style:font-name="Times New Roman" fo:font-style="normal" fo:font-weight="normal" officeooo:rsid="0010158c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solid" style:text-underline-width="auto" style:text-underline-color="font-color" fo:font-weight="normal" officeooo:rsid="0010158c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10158c" style:font-style-asian="normal" style:font-weight-asian="normal" style:font-style-complex="normal" style:font-weight-complex="normal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officeooo:rsid="003e77b8"/>
    </style:style>
    <style:style style:name="T56" style:family="text">
      <style:text-properties officeooo:rsid="003f1aef"/>
    </style:style>
    <style:style style:name="T57" style:family="text">
      <style:text-properties officeooo:rsid="0040b236"/>
    </style:style>
    <style:style style:name="T58" style:family="text">
      <style:text-properties style:font-name="Liberation Serif1"/>
    </style:style>
    <style:style style:name="T59" style:family="text">
      <style:text-properties style:font-name="Liberation Serif1" officeooo:rsid="00428a92"/>
    </style:style>
    <style:style style:name="T60" style:family="text">
      <style:text-properties style:font-name="Liberation Serif1" officeooo:rsid="004c1706"/>
    </style:style>
    <style:style style:name="T61" style:family="text">
      <style:text-properties style:font-name="Liberation Serif1" officeooo:rsid="0051a20a"/>
    </style:style>
    <style:style style:name="T62" style:family="text">
      <style:text-properties officeooo:rsid="00428a92"/>
    </style:style>
    <style:style style:name="T63" style:family="text">
      <style:text-properties officeooo:rsid="00489402"/>
    </style:style>
    <style:style style:name="T64" style:family="text">
      <style:text-properties officeooo:rsid="0051a20a"/>
    </style:style>
    <style:style style:name="T65" style:family="text">
      <style:text-properties style:font-name="courier" officeooo:rsid="003e77b8"/>
    </style:style>
    <style:style style:name="T66" style:family="text">
      <style:text-properties officeooo:rsid="005ebead"/>
    </style:style>
    <style:style style:name="T67" style:family="text">
      <style:text-properties style:font-name="Liberation Serif"/>
    </style:style>
    <style:style style:name="T68" style:family="text">
      <style:text-properties officeooo:rsid="006437f5"/>
    </style:style>
    <style:style style:name="T69" style:family="text">
      <style:text-properties style:font-name="courie" officeooo:rsid="006437f5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RZOG David</text:p>
      <text:p text:style-name="P2">VINSON Paul</text:p>
      <text:p text:style-name="P2"/>
      <text:p text:style-name="P2"/>
      <text:p text:style-name="P2"/>
      <text:p text:style-name="P2"/>
      <text:p text:style-name="P2"/>
      <text:p text:style-name="P2"/>
      <text:p text:style-name="P2">2I006</text:p>
      <text:p text:style-name="P2">Compte rendu final <text:span text:style-name="T33">de projet</text:span></text:p>
      <text:p text:style-name="P2"/>
      <text:p text:style-name="P2">Sorting Robo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nnée universitaire 2017-2018</text:p>
      <text:p text:style-name="P40"><text:span text:style-name="T2">Professeurs encadrants :</text:span><text:span text:style-name="T6"> Mathilde Carpentier, Sia-Leu Phouratsamay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49"><text:s/>I - Présentation du projet<text:tab/>3</text:p>
          <text:p text:style-name="P49"><text:s/>II – Implémentation des différentes versions de l’algorithme « au plus proche »<text:tab/>3</text:p>
          <text:p text:style-name="P50"><text:s/>1/ Version naïve<text:tab/>3</text:p>
          <text:p text:style-name="P50"><text:s/>2/ Version circulaire<text:tab/>3</text:p>
          <text:p text:style-name="P50"><text:s/>3/ Version « par couleur »<text:tab/>4</text:p>
          <text:p text:style-name="P50"><text:s/>4/ Version « par AVL »<text:tab/>5</text:p>
          <text:p text:style-name="P49"><text:s/>III – Comparaison des performances des quatre versions<text:tab/>5</text:p>
          <text:p text:style-name="P49"><text:s/>IV – Graphes et Circuits<text:tab/>5</text:p>
          <text:p text:style-name="P49"><text:s/>V – Vecteur avec « une case par couleur »<text:tab/>5</text:p>
          <text:p text:style-name="P49"><text:s/>VI – Pour aller plus loin<text:tab/>5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1"><text:soft-page-break/><text:toc-mark-start text:id="IMark94006168001624" text:outline-level="1"/><text:span text:style-name="T11"><text:tab/></text:span><text:span text:style-name="T3">I - Présentation du projet</text:span><text:toc-mark-end text:id="IMark94006168001624"/></text:p>
      <text:p text:style-name="P41"/>
      <text:p text:style-name="P33"><text:span text:style-name="T22">P</text:span><text:span text:style-name="T1">our tout ce qui concerne les performances des algorithmes, les calculs et les courbes ont été obtenus sur les machines de la PPTI.</text:span></text:p>
      <text:p text:style-name="P4"/>
      <text:p text:style-name="P41"/>
      <text:p text:style-name="P42"><text:toc-mark-start text:id="IMark94006168001624" text:outline-level="1"/><text:span text:style-name="T12"><text:tab/></text:span><text:span text:style-name="T4">II – Implémentation des différentes versions de l’algorithme « au plus proche »</text:span><text:toc-mark-end text:id="IMark94006168001624"/></text:p>
      <text:p text:style-name="P42"/>
      <text:p text:style-name="P30"><text:span text:style-name="T1">Le principe de base de l’algorithme d</text:span><text:span text:style-name="T20">e résolution d’une grille </text:span><text:span text:style-name="T1">est identique quelque soit la méthode de résolution utilisée. </text:span><text:span text:style-name="T20">Voici son</text:span><text:span text:style-name="T1"> pseudo-code :</text:span></text:p>
      <text:p text:style-name="P5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Tant que la grille n’est pas terminée :</text:p>
            <text:p text:style-name="P6"><text:tab/>Si le robot ne porte pas de pièce :</text:p>
            <text:p text:style-name="P31"><text:span text:style-name="T1"><text:tab/><text:tab/>Rechercher la case </text:span><text:span text:style-name="T19">portant une pièce colorée</text:span><text:span text:style-name="T1"> la plus proche du robot</text:span></text:p>
            <text:p text:style-name="P6"><text:tab/>Sinon :</text:p>
            <text:p text:style-name="P6"><text:tab/><text:tab/>Rechercher la case de même couleur <text:span text:style-name="T63">que le robot </text:span>la plus proche du robot</text:p>
            <text:p text:style-name="P6"><text:tab/>Déplacer le robot vers la case précédemment trouvée</text:p>
            <text:p text:style-name="P6"><text:tab/>Effectuer un échange de pièces (swap)</text:p>
          </table:table-cell>
        </table:table-row>
      </table:table>
      <text:p text:style-name="P5"/>
      <text:p text:style-name="P8">Il s’agit dans un premier temps de coder des fonctions auxiliaires basiques utilisées dans tous les cas puis, dans un second temps, de se pencher sur les différentes versions à implémenter.</text:p>
      <text:p text:style-name="P32"><text:span text:style-name="T1">Ces fonctions auxiliaires se trouvent dans </text:span><text:span text:style-name="T25">fonctions_base.c</text:span><text:span text:style-name="T1">.</text:span></text:p>
      <text:p text:style-name="P7"/>
      <text:p text:style-name="P32"><text:span text:style-name="T1">Concernant la recherche des cases, un procédé </text:span><text:span text:style-name="T27">systématique</text:span><text:span text:style-name="T1"> a été utilisé dans les quatre versions : avant de débuter la recherche, on utilise une variable </text:span><text:span text:style-name="T23">dMin</text:span><text:span text:style-name="T1"> pour garder en mémoire la dernière distance intéressante trouvée </text:span><text:span text:style-name="T21">(</text:span><text:span text:style-name="T24">dMin</text:span><text:span text:style-name="T21"> correspond au nombre de pas séparant deux cases)</text:span><text:span text:style-name="T1">. La variable </text:span><text:span text:style-name="T23">dMin</text:span><text:span text:style-name="T1"> est initialisée à une valeur ridiculement grande par rapport aux dimensions de la grille de manière à ce que lors de la recherche, </text:span><text:span text:style-name="T23">dMin</text:span><text:span text:style-name="T1"> ne pourra que diminuer au cours des itérations.</text:span></text:p>
      <text:p text:style-name="P7"/>
      <text:p text:style-name="P7"/>
      <text:p text:style-name="P29"><text:toc-mark-start text:id="IMark94006168001624" text:outline-level="2"/><text:span text:style-name="T5"><text:tab/>1/ Version naïve <text:tab/></text:span><text:toc-mark-end text:id="IMark94006168001624"/><text:span text:style-name="T36">(methode_naive.c)</text:span></text:p>
      <text:p text:style-name="P44"/>
      <text:p text:style-name="P9">Comme son nom l’indique, la version naïve se contente de « faire le travail », sans plus. Il s’agit d’un parcours linéaire de la grille (par lignes puis par colonnes).</text:p>
      <text:p text:style-name="P38"><text:span text:style-name="T13">Pour chaque case de la grille, on </text:span><text:span text:style-name="T15">s’assure</text:span><text:span text:style-name="T13"> d’abord qu’elle n’est pas noire puis, suivant le cas, </text:span><text:span text:style-name="T14">on vérifie la couleur de sa pièce</text:span><text:span text:style-name="T13">. </text:span><text:span text:style-name="T18">Dans ce dernier</text:span><text:span text:style-name="T13"> cas, on compare sa distance au robot avec la dernière distance </text:span><text:span text:style-name="T26">dMin</text:span><text:span text:style-name="T13"> pour mettre à jour les coordonnées de la case à retourner.</text:span></text:p>
      <text:p text:style-name="P11"/>
      <text:p text:style-name="P39"><text:span text:style-name="T13"><text:tab/></text:span><text:span text:style-name="T30">■ </text:span><text:span text:style-name="T31">Complexité </text:span><text:span text:style-name="T32">pire cas</text:span><text:span text:style-name="T28">:</text:span><text:span text:style-name="T29"> </text:span></text:p>
      <text:p text:style-name="P43"><text:span text:style-name="T8">Dans tous les cas, l</text:span><text:span text:style-name="T7">’algorithme se termine après avoir parcouru l’intégralité des cases de la grille. </text:span><text:span text:style-name="T9">La </text:span><text:span text:style-name="T7">complexité </text:span><text:span text:style-name="T9">sera toujours </text:span><text:span text:style-name="T7">en O(n</text:span><text:span text:style-name="T5">²</text:span><text:span text:style-name="T7">) </text:span><text:span text:style-name="T10">avec n la taille de la grille.</text:span></text:p>
      <text:p text:style-name="P10"/>
      <text:p text:style-name="P20"/>
      <text:p text:style-name="P29"><text:toc-mark-start text:id="IMark94006167784152" text:outline-level="2"/><text:span text:style-name="T5"><text:tab/>2/ Version circulaire<text:tab/><text:tab/></text:span><text:toc-mark-end text:id="IMark94006167784152"/><text:span text:style-name="T36">(methode_circulaire.c)</text:span></text:p>
      <text:p text:style-name="P45"/>
      <text:p text:style-name="P35">L'idée de la méthode circulaire est la suivante : à chaque itération, <text:span text:style-name="T41">isoler </text:span>toutes les cases à distance <text:span text:style-name="T38">d</text:span> de la position courante pour en tester la « compatibilité » avec la case courante. On itère alors sur <text:span text:style-name="T38">d</text:span> (initialisé à <text:span text:style-name="T34">1</text:span>) en l'augmentant de 1 à chaque itération. <text:span text:style-name="T16">On arrête dès qu’une case est trouvée, o</text:span><text:span text:style-name="T13">n veillera à parcourir </text:span><text:span text:style-name="T17">les cases</text:span><text:span text:style-name="T13"> la manière attendue (lignes puis colonnes).</text:span></text:p>
      <text:p text:style-name="P36"><text:soft-page-break/>Pour chaque case à distance <text:span text:style-name="T38">d</text:span> du robot, on s’assure qu’elle se trouve dans la grille et qu’elle n’est pas noire puis, suivant le cas, on vérifie la couleur de sa pièce<text:span text:style-name="T13">.</text:span></text:p>
      <text:p text:style-name="P11"><text:tab/></text:p>
      <text:p text:style-name="P37"><text:span text:style-name="T13"><text:tab/></text:span><text:span text:style-name="T30">■ </text:span><text:span text:style-name="T31">Complexité </text:span><text:span text:style-name="T32">pire cas</text:span><text:span text:style-name="T28">:</text:span><text:span text:style-name="T29"> </text:span></text:p>
      <text:p text:style-name="P25"/>
      <text:p text:style-name="P12"/>
      <text:p text:style-name="P34"/>
      <text:p text:style-name="P36">Exemple : grille carrée de taille 4, robot en (1,2)</text:p>
      <text:p text:style-name="P34"><draw:frame draw:style-name="fr1" draw:name="Objet1" text:anchor-type="paragraph" svg:x="3.0016in" svg:y="0.0283in" svg:width="3.6799in" svg:height="3.660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4"/>
      <text:p text:style-name="P34"/>
      <text:p text:style-name="P34"/>
      <text:p text:style-name="P36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1"/>
      <text:p text:style-name="P22"><text:toc-mark-start text:id="IMark94006167784152" text:outline-level="2"/><text:tab/>3/ Version « par couleur »<text:toc-mark-end text:id="IMark94006167784152"/><text:tab/><text:span text:style-name="T36">(methode_</text:span><text:span text:style-name="T37">LDC</text:span><text:span text:style-name="T36">.c)</text:span></text:p>
      <text:p text:style-name="P21"/>
      <text:p text:style-name="P13">On parcourt simplement la liste chaînée contenant toutes les cases de la couleur <text:span text:style-name="T55">considérée </text:span><text:span text:style-name="T65">TC[c]</text:span>, et on fait une recherche <text:span text:style-name="T56">des coordonnées correspondant à</text:span> <text:span text:style-name="T39">dMin</text:span> (une simple recherche du minimum avec un critère différent). La liste étant initialisée en partant de haut en bas puis de gauche à droite, on a bien la première case la plus proche qui correspond à la case la plus proche du robot avec le plus petit indice de ligne puis de colonne.</text:p>
      <text:p text:style-name="P13"/>
      <text:p text:style-name="P13">On initialise le tableau avec les cases non noires de la Grille, et on les supprime <text:span text:style-name="T57">de la liste des cases disponibles </text:span>quand on les trouve. Ce<text:span text:style-name="T57">la</text:span> fait que l'algorithme termine, car comme les cases marchent forcément par paire, l’algorithme LDCrechercherPlusProcheCase renvoie toujours une case valide.</text:p>
      <text:p text:style-name="P13"/>
      <text:p text:style-name="P13"/>
      <text:p text:style-name="P19"><text:span text:style-name="T43"><text:tab/>■ </text:span><text:span text:style-name="T46">Complexité </text:span><text:span text:style-name="T48">pire cas</text:span><text:span text:style-name="T47">:</text:span><text:span text:style-name="T43"> </text:span></text:p>
      <text:p text:style-name="P48"><text:soft-page-break/><text:span text:style-name="T43">T</text:span><text:span text:style-name="T42">C[c] est un tableau de LDC* où chacune des cases contient la liste chaîn</text:span><text:span text:style-name="T44">é</text:span><text:span text:style-name="T42">e de toutes les cases de couleur c. L’opération lente étant celle du parcours de la LDC, le pire cas serait d’avoir une grille initialisée avec deux couleurs de manière à ce que TC[c] soit de taille 2 et contetant deux LDC de taille n²/2 chacune </text:span><text:span text:style-name="T45">(n est la taille de la grille).</text:span></text:p>
      <text:p text:style-name="P46"><text:span text:style-name="T66">L’accès à la LDC dans TC[c] se fait en O(1), l</text:span>a complexité pire des cas <text:span text:style-name="T66">correspond alors au parcours de la LDC, soit</text:span> O(n²/2).</text:p>
      <text:p text:style-name="P46"/>
      <text:p text:style-name="P21"/>
      <text:p text:style-name="P22"><text:toc-mark-start text:id="IMark94006167784152" text:outline-level="2"/><text:tab/>4/ Version « par AVL »<text:toc-mark-end text:id="IMark94006167784152"/><text:tab/><text:span text:style-name="T36">(methode_</text:span><text:span text:style-name="T37">AVL</text:span><text:span text:style-name="T36">.c)</text:span></text:p>
      <text:p text:style-name="P21"/>
      <text:p text:style-name="P15">Une fois le tableau d'<text:span text:style-name="T35">AVL*</text:span> <text:span text:style-name="T35">M[c][i]</text:span> initialisé, on cherche dans <text:span text:style-name="T35">M[c][i]</text:span> la case la plus proche de la position du robot <text:span text:style-name="T62">en itérant sur</text:span> <text:span text:style-name="T35">i</text:span><text:span text:style-name="T58"> </text:span><text:span text:style-name="T60">et</text:span> en parcourant l<text:span text:style-name="T62">es </text:span>AVL qui s'y trouve<text:span text:style-name="T62">nt</text:span> (<text:span text:style-name="T35">c</text:span> correspondant à la couleur de fond de la case et <text:span text:style-name="T35">i</text:span> à la ligne, <text:span text:style-name="T35">M[c][i]</text:span><text:span text:style-name="T67"> </text:span><text:span text:style-name="T59">est l’AVL contenant</text:span><text:span text:style-name="T58"> l’ensemble des cases de couleur </text:span><text:span text:style-name="T35">c</text:span><text:span text:style-name="T58"> à la ligne </text:span><text:span text:style-name="T35">i</text:span><text:span text:style-name="T58"> de la grille).</text:span></text:p>
      <text:p text:style-name="P14">Pour le choix des lignes, on commence avec la ligne <text:span text:style-name="T35">ir</text:span> et, à chaque itération, on regarde les lignes <text:span text:style-name="T35">ir-cpt</text:span> puis <text:span text:style-name="T35">ir+cpt</text:span>, <text:span text:style-name="T68">en incrémentant </text:span><text:span text:style-name="T69">cpt</text:span><text:span text:style-name="T68"> </text:span>jusqu'à trouver la case correspondante.</text:p>
      <text:p text:style-name="P14">[On arrête le parcourt si on s'éloigne trop d'une première case déjà trouvée.]</text:p>
      <text:p text:style-name="P14"/>
      <text:p text:style-name="P14"/>
      <text:p text:style-name="P23"><text:tab/><text:span text:style-name="T51">■ </text:span><text:span text:style-name="T49">Complexité </text:span><text:span text:style-name="T50">pire cas</text:span><text:span text:style-name="T52">:</text:span><text:span text:style-name="T53"> 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1"/>
      <text:p text:style-name="P28"><text:toc-mark-start text:id="IMark94006168001624" text:outline-level="1"/><text:span text:style-name="T5"><text:tab/></text:span><text:span text:style-name="T1">III – Comparaison des performances des quatre versions</text:span><text:toc-mark-end text:id="IMark94006168001624"/></text:p>
      <text:p text:style-name="P16"/>
      <text:p text:style-name="P17">On peut distinguer deux cas de figure : peu ou beaucoup de couleurs. Pour chacun des deux cas, cela a des répercussions directes sur les performances de la méthode considérée. <text:span text:style-name="T64">Pour étudier le comportement dans ces deux cas, nous avons décidé arbitrairement les cas </text:span><text:span text:style-name="T40">nbcoul=10</text:span><text:span text:style-name="T64"> et </text:span><text:span text:style-name="T40">nbcoul=tailleGrille</text:span><text:span text:style-name="T61">, pour des grilles carrées. </text:span></text:p>
      <text:p text:style-name="P18"/>
      <text:p text:style-name="P24"/>
      <text:p text:style-name="P24"/>
      <text:p text:style-name="P24"/>
      <text:p text:style-name="P24"/>
      <text:p text:style-name="P28"><text:toc-mark-start text:id="IMark94006168001624" text:outline-level="1"/><text:span text:style-name="T5"><text:tab/></text:span><text:span text:style-name="T1">IV – Graphes et Circuits</text:span><text:toc-mark-end text:id="IMark94006168001624"/></text:p>
      <text:p text:style-name="P24"/>
      <text:p text:style-name="P28"><text:toc-mark-start text:id="IMark94006168001624" text:outline-level="1"/><text:span text:style-name="T5"><text:tab/></text:span><text:span text:style-name="T1">V – Vecteur avec « une case par couleur »</text:span><text:toc-mark-end text:id="IMark94006168001624"/></text:p>
      <text:p text:style-name="P24"/>
      <text:p text:style-name="P27"><text:toc-mark-start text:id="IMark94006168001624" text:outline-level="1"/><text:span text:style-name="T5"><text:tab/></text:span><text:span text:style-name="T1">VI – Pour aller plus loin</text:span><text:toc-mark-end text:id="IMark940061680016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" svg:font-family="courie"/>
    <style:font-face style:name="Times New Roman" svg:font-family="'Times New Roman'" style:font-family-generic="roman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" svg:font-family="courier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0:42:59.574452976</meta:creation-date>
    <meta:generator>LibreOffice/5.3.1.2$Linux_X86_64 LibreOffice_project/30m0$Build-2</meta:generator>
    <dc:date>2018-04-26T14:05:04.554294913</dc:date>
    <meta:editing-duration>PT7H41M14S</meta:editing-duration>
    <meta:editing-cycles>70</meta:editing-cycles>
    <meta:document-statistic meta:table-count="1" meta:image-count="0" meta:object-count="1" meta:page-count="5" meta:paragraph-count="60" meta:word-count="996" meta:character-count="5736" meta:non-whitespace-character-count="475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36mm"/>
    </style:style>
    <style:style style:name="co3" style:family="table-column">
      <style:table-column-properties fo:break-before="auto" style:column-width="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99ff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99ff"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fo:background-color="#ffcc00"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order-bottom="none" fo:background-color="#ffcc00" style:text-align-source="fix" style:repeat-content="false" fo:border-left="1.11pt double-thin #000000" style:border-line-width-left="0.18mm 0.04mm 0.18mm" fo:border-right="none" fo:border-top="1.11pt double-thin #000000" style:border-line-width-top="0.18mm 0.04mm 0.18mm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fo:border-bottom="none" fo:background-color="#99ff99" style:text-align-source="fix" style:repeat-content="false" fo:border-left="1.11pt double-thin #000000" style:border-line-width-left="0.18mm 0.04mm 0.18mm" fo:border-right="none" fo:border-top="non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order-bottom="none" fo:background-color="#ffcc00" style:text-align-source="fix" style:repeat-content="false" fo:border-left="1.11pt double-thin #000000" style:border-line-width-left="0.18mm 0.04mm 0.18mm" fo:border-right="none" fo:border-top="non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fo:border-bottom="1.11pt double-thin #000000" style:border-line-width-bottom="0.18mm 0.04mm 0.18mm" fo:background-color="#ff99ff" style:text-align-source="fix" style:repeat-content="false" fo:border-left="1.11pt double-thin #000000" style:border-line-width-left="0.18mm 0.04mm 0.18mm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#99ff99" style:text-align-source="fix" style:repeat-content="false" fo:border-left="none" fo:border-right="none" fo:border-top="1.11pt double-thin #000000" style:border-line-width-top="0.18mm 0.04mm 0.18mm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fo:background-color="#ff9999" style:text-align-source="fix" style:repeat-content="false" fo:border="none" style:vertical-align="middle"/>
      <style:paragraph-properties fo:text-align="center"/>
    </style:style>
    <style:style style:name="ce11" style:family="table-cell" style:parent-style-name="Default">
      <style:table-cell-properties fo:background-color="#99ff99" style:text-align-source="fix" style:repeat-content="false" fo:border="non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12" style:family="table-cell" style:parent-style-name="Default">
      <style:table-cell-properties fo:border-bottom="1.11pt double-thin #000000" style:border-line-width-bottom="0.18mm 0.04mm 0.18mm" fo:background-color="#ffcc00" style:text-align-source="fix" style:repeat-content="false" fo:border-left="none" fo:border-right="none" fo:border-top="non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fo:background-color="#99ff99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order-bottom="none" fo:background-color="#ff9999" style:text-align-source="fix" style:repeat-content="false" fo:border-left="none" fo:border-right="none" fo:border-top="1.11pt double-thin #000000" style:border-line-width-top="0.18mm 0.04mm 0.18mm" style:vertical-align="middle"/>
      <style:paragraph-properties fo:text-align="center"/>
    </style:style>
    <style:style style:name="ce15" style:family="table-cell" style:parent-style-name="Default">
      <style:table-cell-properties fo:background-color="#ff9999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-bottom="1.11pt double-thin #000000" style:border-line-width-bottom="0.18mm 0.04mm 0.18mm" fo:background-color="#99ff99" style:text-align-source="fix" style:repeat-content="false" fo:border-left="none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99ff99" style:text-align-source="fix" style:repeat-content="false" fo:border-left="none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18" style:family="table-cell" style:parent-style-name="Default">
      <style:table-cell-properties fo:border-bottom="none" fo:background-color="#ff9999" style:text-align-source="fix" style:repeat-content="false" fo:border-left="none" fo:border-right="1.11pt double-thin #000000" style:border-line-width-right="0.18mm 0.04mm 0.18mm" fo:border-top="none" style:vertical-align="middle"/>
      <style:paragraph-properties fo:text-align="center"/>
    </style:style>
    <style:style style:name="ce19" style:family="table-cell" style:parent-style-name="Default">
      <style:table-cell-properties fo:border-bottom="none" fo:background-color="#99ff99" style:text-align-source="fix" style:repeat-content="false" fo:border-left="none" fo:border-right="1.11pt double-thin #000000" style:border-line-width-right="0.18mm 0.04mm 0.18mm" fo:border-top="non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order-bottom="1.11pt double-thin #000000" style:border-line-width-bottom="0.18mm 0.04mm 0.18mm" fo:background-color="#ffcc00" style:text-align-source="fix" style:repeat-content="false" fo:border-left="none" fo:border-right="1.11pt double-thin #000000" style:border-line-width-right="0.18mm 0.04mm 0.18mm" fo:border-top="non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21" style:family="table-cell" style:parent-style-name="Default">
      <style:table-cell-properties fo:background-color="#99ff99"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 table:number-rows-repeated="16">
          <table:table-cell table:number-columns-repeated="16"/>
        </table:table-row>
        <table:table-row table:style-name="ro1">
          <table:table-cell table:number-columns-repeated="6"/>
          <table:table-cell table:style-name="ce1"/>
          <table:table-cell table:style-name="ce1" office:value-type="string" calcext:value-type="string">
            <text:p>j-4</text:p>
          </table:table-cell>
          <table:table-cell table:style-name="ce1" office:value-type="string" calcext:value-type="string">
            <text:p>j-3</text:p>
          </table:table-cell>
          <table:table-cell table:style-name="ce1" office:value-type="string" calcext:value-type="string">
            <text:p>j-2</text:p>
          </table:table-cell>
          <table:table-cell table:style-name="ce1" office:value-type="string" calcext:value-type="string">
            <text:p>j-1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j+1</text:p>
          </table:table-cell>
          <table:table-cell table:style-name="ce1" office:value-type="string" calcext:value-type="string">
            <text:p>j+2</text:p>
          </table:table-cell>
          <table:table-cell table:style-name="ce1" office:value-type="string" calcext:value-type="string">
            <text:p>j+3</text:p>
          </table:table-cell>
          <table:table-cell table:style-name="ce1" office:value-type="string" calcext:value-type="string">
            <text:p>j+4</text:p>
          </table:table-cell>
        </table:table-row>
        <table:table-row table:style-name="ro1" table:visibility="collapse" table:number-rows-repeated="3">
          <table:table-cell table:number-columns-repeated="6"/>
          <table:table-cell table:style-name="ce1" table:number-columns-repeated="10"/>
        </table:table-row>
        <table:table-row table:style-name="ro2">
          <table:table-cell table:number-columns-repeated="6"/>
          <table:table-cell table:style-name="ce1" office:value-type="string" calcext:value-type="string">
            <text:p>i-4</text:p>
          </table:table-cell>
          <table:table-cell table:style-name="ce1" table:number-columns-repeated="4"/>
          <table:table-cell table:style-name="ce2" office:value-type="string" calcext:value-type="string">
            <text:p>i-4, j</text:p>
          </table:table-cell>
          <table:table-cell table:style-name="ce1" table:number-columns-repeated="4"/>
        </table:table-row>
        <table:table-row table:style-name="ro2">
          <table:table-cell table:number-columns-repeated="6"/>
          <table:table-cell table:style-name="ce1" office:value-type="string" calcext:value-type="string">
            <text:p>i-3</text:p>
          </table:table-cell>
          <table:table-cell table:style-name="ce1" table:number-columns-repeated="3"/>
          <table:table-cell table:style-name="ce3" office:value-type="string" calcext:value-type="string">
            <text:p>i-3, j-1</text:p>
          </table:table-cell>
          <table:table-cell table:style-name="ce4" office:value-type="string" calcext:value-type="string">
            <text:p>i-3, j</text:p>
          </table:table-cell>
          <table:table-cell table:style-name="ce3" office:value-type="string" calcext:value-type="string">
            <text:p>i-3, j+1</text:p>
          </table:table-cell>
          <table:table-cell table:style-name="ce1" table:number-columns-repeated="3"/>
        </table:table-row>
        <table:table-row table:style-name="ro2">
          <table:table-cell table:number-columns-repeated="6"/>
          <table:table-cell table:style-name="ce1" office:value-type="string" calcext:value-type="string">
            <text:p>i-2</text:p>
          </table:table-cell>
          <table:table-cell table:style-name="ce1" table:number-columns-repeated="2"/>
          <table:table-cell table:style-name="ce3" office:value-type="string" calcext:value-type="string">
            <text:p>i-2, j-2</text:p>
          </table:table-cell>
          <table:table-cell table:style-name="ce4" office:value-type="string" calcext:value-type="string">
            <text:p>i-2, j-1</text:p>
          </table:table-cell>
          <table:table-cell table:style-name="ce13" office:value-type="string" calcext:value-type="string">
            <text:p>i-2, j</text:p>
          </table:table-cell>
          <table:table-cell table:style-name="ce4" office:value-type="string" calcext:value-type="string">
            <text:p>i-2, j+1</text:p>
          </table:table-cell>
          <table:table-cell table:style-name="ce3" office:value-type="string" calcext:value-type="string">
            <text:p>i-2, j+2</text:p>
          </table:table-cell>
          <table:table-cell table:style-name="ce1" table:number-columns-repeated="2"/>
        </table:table-row>
        <table:table-row table:style-name="ro2">
          <table:table-cell table:number-columns-repeated="6"/>
          <table:table-cell table:style-name="ce1" office:value-type="string" calcext:value-type="string">
            <text:p>i-1</text:p>
          </table:table-cell>
          <table:table-cell table:style-name="ce1"/>
          <table:table-cell table:style-name="ce3" office:value-type="string" calcext:value-type="string">
            <text:p>i-1, j-3</text:p>
          </table:table-cell>
          <table:table-cell table:style-name="ce5" office:value-type="string" calcext:value-type="string">
            <text:p>i-1, j-2</text:p>
          </table:table-cell>
          <table:table-cell table:style-name="ce9" office:value-type="string" calcext:value-type="string">
            <text:p>i-1, j-1</text:p>
          </table:table-cell>
          <table:table-cell table:style-name="ce14" office:value-type="string" calcext:value-type="string">
            <text:p>i-1, j</text:p>
          </table:table-cell>
          <table:table-cell table:style-name="ce17" office:value-type="string" calcext:value-type="string">
            <text:p>i-1, j+1</text:p>
          </table:table-cell>
          <table:table-cell table:style-name="ce4" office:value-type="string" calcext:value-type="string">
            <text:p>i-1, j+2</text:p>
          </table:table-cell>
          <table:table-cell table:style-name="ce3" office:value-type="string" calcext:value-type="string">
            <text:p>i-1, j+3</text:p>
          </table:table-cell>
          <table:table-cell table:style-name="ce1"/>
        </table:table-row>
        <table:table-row table:style-name="ro2">
          <table:table-cell table:number-columns-repeated="6"/>
          <table:table-cell table:style-name="ce1" office:value-type="string" calcext:value-type="string">
            <text:p>i</text:p>
          </table:table-cell>
          <table:table-cell table:style-name="ce2" office:value-type="string" calcext:value-type="string">
            <text:p>i, j-4</text:p>
          </table:table-cell>
          <table:table-cell table:style-name="ce4" office:value-type="string" calcext:value-type="string">
            <text:p>i, j-3</text:p>
          </table:table-cell>
          <table:table-cell table:style-name="ce6" office:value-type="string" calcext:value-type="string">
            <text:p>i, j-2</text:p>
          </table:table-cell>
          <table:table-cell table:style-name="ce10" office:value-type="string" calcext:value-type="string">
            <text:p>i, j-1</text:p>
          </table:table-cell>
          <table:table-cell table:style-name="ce1" office:value-type="string" calcext:value-type="string">
            <text:p>i, j</text:p>
          </table:table-cell>
          <table:table-cell table:style-name="ce18" office:value-type="string" calcext:value-type="string">
            <text:p>i, j+1</text:p>
          </table:table-cell>
          <table:table-cell table:style-name="ce21" office:value-type="string" calcext:value-type="string">
            <text:p>i, j+2</text:p>
          </table:table-cell>
          <table:table-cell table:style-name="ce4" office:value-type="string" calcext:value-type="string">
            <text:p>i, j+3</text:p>
          </table:table-cell>
          <table:table-cell table:style-name="ce2" office:value-type="string" calcext:value-type="string">
            <text:p>i, j+4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I+1</text:p>
          </table:table-cell>
          <table:table-cell table:style-name="ce1"/>
          <table:table-cell table:style-name="ce3" office:value-type="string" calcext:value-type="string">
            <text:p>I+1, j-3</text:p>
          </table:table-cell>
          <table:table-cell table:style-name="ce7" office:value-type="string" calcext:value-type="string">
            <text:p>i+1, j-2</text:p>
          </table:table-cell>
          <table:table-cell table:style-name="ce11" office:value-type="string" calcext:value-type="string">
            <text:p>i+1, j-1</text:p>
          </table:table-cell>
          <table:table-cell table:style-name="ce15" office:value-type="string" calcext:value-type="string">
            <text:p>i+1, j</text:p>
          </table:table-cell>
          <table:table-cell table:style-name="ce19" office:value-type="string" calcext:value-type="string">
            <text:p>i+1, j+1</text:p>
          </table:table-cell>
          <table:table-cell table:style-name="ce4" office:value-type="string" calcext:value-type="string">
            <text:p>i+1, j+2</text:p>
          </table:table-cell>
          <table:table-cell table:style-name="ce3" office:value-type="string" calcext:value-type="string">
            <text:p>I+1, j+3</text:p>
          </table:table-cell>
          <table:table-cell table:style-name="ce1"/>
        </table:table-row>
        <table:table-row table:style-name="ro2">
          <table:table-cell table:number-columns-repeated="6"/>
          <table:table-cell table:style-name="ce1" office:value-type="string" calcext:value-type="string">
            <text:p>I+2</text:p>
          </table:table-cell>
          <table:table-cell table:style-name="ce1" table:number-columns-repeated="2"/>
          <table:table-cell table:style-name="ce8" office:value-type="string" calcext:value-type="string">
            <text:p>i+2, j-2</text:p>
          </table:table-cell>
          <table:table-cell table:style-name="ce12" office:value-type="string" calcext:value-type="string">
            <text:p>i+2, j-1</text:p>
          </table:table-cell>
          <table:table-cell table:style-name="ce16" office:value-type="string" calcext:value-type="string">
            <text:p>i+2, j</text:p>
          </table:table-cell>
          <table:table-cell table:style-name="ce20" office:value-type="string" calcext:value-type="string">
            <text:p>i+2, j+1</text:p>
          </table:table-cell>
          <table:table-cell table:style-name="ce3" office:value-type="string" calcext:value-type="string">
            <text:p>i+2, j+2</text:p>
          </table:table-cell>
          <table:table-cell table:style-name="ce1" table:number-columns-repeated="2"/>
        </table:table-row>
        <table:table-row table:style-name="ro2">
          <table:table-cell table:number-columns-repeated="6"/>
          <table:table-cell table:style-name="ce1" office:value-type="string" calcext:value-type="string">
            <text:p>I+3</text:p>
          </table:table-cell>
          <table:table-cell table:style-name="ce1" table:number-columns-repeated="3"/>
          <table:table-cell table:style-name="ce3" office:value-type="string" calcext:value-type="string">
            <text:p>i+3, j-1</text:p>
          </table:table-cell>
          <table:table-cell table:style-name="ce4" office:value-type="string" calcext:value-type="string">
            <text:p>i+3, j</text:p>
          </table:table-cell>
          <table:table-cell table:style-name="ce3" office:value-type="string" calcext:value-type="string">
            <text:p>i+3, j+1</text:p>
          </table:table-cell>
          <table:table-cell table:style-name="ce1" table:number-columns-repeated="3"/>
        </table:table-row>
        <table:table-row table:style-name="ro2">
          <table:table-cell table:number-columns-repeated="6"/>
          <table:table-cell table:style-name="ce1" office:value-type="string" calcext:value-type="string">
            <text:p>I+4</text:p>
          </table:table-cell>
          <table:table-cell table:style-name="ce1" table:number-columns-repeated="4"/>
          <table:table-cell table:style-name="ce2" office:value-type="string" calcext:value-type="string">
            <text:p>I+4, j</text:p>
          </table:table-cell>
          <table:table-cell table:style-name="ce1" table:number-columns-repeated="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/00/0000</text:date>, <text:time style:data-style-name="N2" text:time-value="11:37:22.2340981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